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es" fo:country="AR" fo:font-weight="bold" officeooo:rsid="0007d107" officeooo:paragraph-rsid="0007d107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es" fo:country="AR" fo:font-weight="normal" officeooo:rsid="0007d107" officeooo:paragraph-rsid="0007d10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es" fo:country="AR" fo:font-weight="normal" officeooo:rsid="000e7d22" officeooo:paragraph-rsid="000e7d2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paragraph-rsid="000f9d46"/>
    </style:style>
    <style:style style:name="P5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weight="bold" officeooo:rsid="000e7d22" officeooo:paragraph-rsid="000e7d22" style:font-weight-asian="bold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weight="bold" officeooo:rsid="000e7d22" officeooo:paragraph-rsid="000f9d46" style:font-weight-asian="bold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0f9d46" officeooo:paragraph-rsid="000f9d4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101d88" officeooo:paragraph-rsid="00101d88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bold" officeooo:rsid="000f9d46" officeooo:paragraph-rsid="000f9d46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bold" officeooo:rsid="00101d88" officeooo:paragraph-rsid="00101d88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bold" officeooo:rsid="0012f7e0" officeooo:paragraph-rsid="0012f7e0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bold" officeooo:rsid="0015033f" officeooo:paragraph-rsid="0015033f" style:font-style-asian="normal" style:font-weight-asian="bold" style:font-style-complex="normal" style:font-weight-complex="bold"/>
    </style:style>
    <style:style style:name="P13" style:family="paragraph" style:parent-style-name="Standard" style:list-style-name="L1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weight="bold" officeooo:rsid="000e7d22" officeooo:paragraph-rsid="000e7d22" style:font-weight-asian="bold" style:font-weight-complex="bold"/>
    </style:style>
    <style:style style:name="P14" style:family="paragraph" style:parent-style-name="Standard" style:list-style-name="L2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weight="normal" officeooo:rsid="000e7d22" officeooo:paragraph-rsid="000f9d46" style:font-weight-asian="normal" style:font-weight-complex="normal"/>
    </style:style>
    <style:style style:name="P15" style:family="paragraph" style:parent-style-name="Standard" style:list-style-name="L3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weight="normal" officeooo:rsid="000e7d22" officeooo:paragraph-rsid="000e7d22" style:font-weight-asian="normal" style:font-weight-complex="normal"/>
    </style:style>
    <style:style style:name="P16" style:family="paragraph" style:parent-style-name="Standard" style:list-style-name="L2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0f9d46" officeooo:paragraph-rsid="000f9d46"/>
    </style:style>
    <style:style style:name="P17" style:family="paragraph" style:parent-style-name="Standard" style:list-style-name="L3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0e7d22" officeooo:paragraph-rsid="000e7d22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0f9d46" officeooo:paragraph-rsid="000f9d46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0f9d46" officeooo:paragraph-rsid="000f9d46" style:font-style-asian="normal" style:font-weight-asian="normal" style:font-style-complex="normal" style:font-weight-complex="normal"/>
    </style:style>
    <style:style style:name="P20" style:family="paragraph" style:parent-style-name="Standard" style:list-style-name="L5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0f9d46" officeooo:paragraph-rsid="000f9d46" style:font-style-asian="normal" style:font-weight-asian="normal" style:font-style-complex="normal" style:font-weight-complex="normal"/>
    </style:style>
    <style:style style:name="P21" style:family="paragraph" style:parent-style-name="Standard" style:list-style-name="L5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101d88" officeooo:paragraph-rsid="00101d88" style:font-style-asian="normal" style:font-weight-asian="normal" style:font-style-complex="normal" style:font-weight-complex="normal"/>
    </style:style>
    <style:style style:name="P22" style:family="paragraph" style:parent-style-name="Standard" style:list-style-name="L6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101d88" officeooo:paragraph-rsid="00101d88" style:font-style-asian="normal" style:font-weight-asian="normal" style:font-style-complex="normal" style:font-weight-complex="normal"/>
    </style:style>
    <style:style style:name="P23" style:family="paragraph" style:parent-style-name="Standard" style:list-style-name="L7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101d88" officeooo:paragraph-rsid="00101d88" style:font-style-asian="normal" style:font-weight-asian="normal" style:font-style-complex="normal" style:font-weight-complex="normal"/>
    </style:style>
    <style:style style:name="P24" style:family="paragraph" style:parent-style-name="Standard" style:list-style-name="L8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15033f" officeooo:paragraph-rsid="0015033f" style:font-style-asian="normal" style:font-weight-asian="normal" style:font-style-complex="normal" style:font-weight-complex="normal"/>
    </style:style>
    <style:style style:name="P25" style:family="paragraph" style:parent-style-name="Standard" style:list-style-name="L9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12f7e0" officeooo:paragraph-rsid="0012f7e0" style:font-style-asian="normal" style:font-weight-asian="normal" style:font-style-complex="normal" style:font-weight-complex="normal"/>
    </style:style>
    <style:style style:name="P26" style:family="paragraph" style:parent-style-name="Standard" style:list-style-name="L9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14aba4" officeooo:paragraph-rsid="0014aba4" style:font-style-asian="normal" style:font-weight-asian="normal" style:font-style-complex="normal" style:font-weight-complex="normal"/>
    </style:style>
    <style:style style:name="P27" style:family="paragraph" style:parent-style-name="Standard" style:list-style-name="L9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178dea" officeooo:paragraph-rsid="00178dea" style:font-style-asian="normal" style:font-weight-asian="normal" style:font-style-complex="normal" style:font-weight-complex="normal"/>
    </style:style>
    <style:style style:name="P28" style:family="paragraph" style:parent-style-name="Standard" style:list-style-name="L9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147e51" officeooo:paragraph-rsid="00147e51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147e51" officeooo:paragraph-rsid="00147e51" style:font-style-asian="normal" style:font-weight-asian="normal" style:font-style-complex="normal" style:font-weight-complex="normal"/>
    </style:style>
    <style:style style:name="P30" style:family="paragraph" style:parent-style-name="Standard" style:list-style-name="L8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19aada" officeooo:paragraph-rsid="0019aada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bold" officeooo:rsid="00188d31" officeooo:paragraph-rsid="00188d31" style:font-style-asian="normal" style:font-weight-asian="bold" style:font-style-complex="normal" style:font-weight-complex="bold"/>
    </style:style>
    <style:style style:name="P32" style:family="paragraph" style:parent-style-name="Standard" style:list-style-name="L10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bold" officeooo:rsid="00188d31" officeooo:paragraph-rsid="00188d31" style:font-style-asian="normal" style:font-weight-asian="bold" style:font-style-complex="normal" style:font-weight-complex="bold"/>
    </style:style>
    <style:style style:name="P33" style:family="paragraph" style:parent-style-name="Standard" style:list-style-name="L10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bold" officeooo:rsid="00188d31" officeooo:paragraph-rsid="001b3e38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bold" officeooo:rsid="0015033f" officeooo:paragraph-rsid="0015033f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7d22" style:font-weight-asian="normal" style:font-weight-complex="normal"/>
    </style:style>
    <style:style style:name="T3" style:family="text">
      <style:text-properties fo:font-weight="normal" officeooo:rsid="001516a9" style:font-weight-asian="normal" style:font-weight-complex="normal"/>
    </style:style>
    <style:style style:name="T4" style:family="text">
      <style:text-properties fo:font-weight="normal" officeooo:rsid="001b3e3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officeooo:rsid="000e7d22" style:font-weight-asian="bold" style:font-weight-complex="bold"/>
    </style:style>
    <style:style style:name="T8" style:family="text">
      <style:text-properties fo:font-weight="bold" officeooo:rsid="000f9d46" style:font-weight-asian="bold" style:font-weight-complex="bold"/>
    </style:style>
    <style:style style:name="T9" style:family="text">
      <style:text-properties officeooo:rsid="00101d88"/>
    </style:style>
    <style:style style:name="T10" style:family="text">
      <style:text-properties officeooo:rsid="00178dea"/>
    </style:style>
    <style:style style:name="T11" style:family="text">
      <style:text-properties officeooo:rsid="0017aaca"/>
    </style:style>
    <style:style style:name="T12" style:family="text">
      <style:text-properties officeooo:rsid="001aee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Título: <text:span text:style-name="T1">Simulación numérica del fenómeno de ebullición empleando el método de </text:span><text:span text:style-name="T3">l</text:span><text:span text:style-name="T1">attice Boltzmann</text:span></text:p>
      <text:p text:style-name="P2"/>
      <text:p text:style-name="P3"/>
      <text:list xml:id="list271603745" text:style-name="L1">
        <text:list-item>
          <text:p text:style-name="P13">Introducción</text:p>
        </text:list-item>
      </text:list>
      <text:p text:style-name="P5"/>
      <text:list xml:id="list1518326411" text:style-name="L2">
        <text:list-item>
          <text:p text:style-name="P14">Motivación. Simulación de flujo multifásico con transferencia de calor y cambio de fase. ¿Fenómenos específicos?</text:p>
        </text:list-item>
        <text:list-item>
          <text:p text:style-name="P16"><text:span text:style-name="T2">R</text:span><text:span text:style-name="T1">esumen y objetivos de la tesis</text:span></text:p>
        </text:list-item>
      </text:list>
      <text:p text:style-name="P6"/>
      <text:p text:style-name="P4"><text:span text:style-name="T8">2. <text:s/></text:span><text:span text:style-name="T7">Lattice Boltzmann</text:span></text:p>
      <text:p text:style-name="P5"/>
      <text:list xml:id="list1347759240" text:style-name="L3">
        <text:list-item>
          <text:p text:style-name="P15">Generalidades de la técnica. <text:span text:style-name="T6">SRT y MRT. Chapman-Enskog. </text:span><text:span text:style-name="T5">Lattice boltzmann in a nutshell.</text:span></text:p>
        </text:list-item>
        <text:list-item>
          <text:p text:style-name="P17">LB para flujos multifásicos</text:p>
          <text:list>
            <text:list-item>
              <text:p text:style-name="P17">Descripción de las familias. Ventajas y desventajas.</text:p>
            </text:list-item>
          </text:list>
        </text:list-item>
        <text:list-item>
          <text:p text:style-name="P17">LB para flujos multifásicos con transferencia de calor y cambio de fase</text:p>
          <text:list>
            <text:list-item>
              <text:p text:style-name="P18">Alcances logrados con cada familia</text:p>
            </text:list-item>
            <text:list-item>
              <text:p text:style-name="P18">Justificación de elección de pseudopotential.</text:p>
            </text:list-item>
          </text:list>
        </text:list-item>
      </text:list>
      <text:p text:style-name="P7"/>
      <text:p text:style-name="P9">3. <text:s/>Flujo multifásico isotérmico</text:p>
      <text:p text:style-name="P9"/>
      <text:list xml:id="list3310560152" text:style-name="L4">
        <text:list-item>
          <text:p text:style-name="P19">Detalles del esquema isotérmico. Inconsistencia. Tensión superficial. Condiciones de borde. Ángulo de contacto.</text:p>
        </text:list-item>
        <text:list-item>
          <text:p text:style-name="P19">Estratificación de fluido VdW sin transferencia de calor.</text:p>
        </text:list-item>
      </text:list>
      <text:p text:style-name="P7"/>
      <text:p text:style-name="P9">4. <text:s/>Transferencia de calor en flujo multifásico <text:span text:style-name="T9">2D</text:span></text:p>
      <text:p text:style-name="P9"/>
      <text:list xml:id="list1768565742" text:style-name="L5">
        <text:list-item>
          <text:p text:style-name="P20">Problemática para modelos pseudopotenciales. Justificación</text:p>
        </text:list-item>
        <text:list-item>
          <text:p text:style-name="P21">Adimensionalización</text:p>
        </text:list-item>
        <text:list-item>
          <text:p text:style-name="P21">Descripción del modelo 2D. Cuentas.</text:p>
        </text:list-item>
        <text:list-item>
          <text:p text:style-name="P21">Condiciones de contorno</text:p>
        </text:list-item>
        <text:list-item>
          <text:p text:style-name="P21">Validación</text:p>
        </text:list-item>
        <text:list-item>
          <text:p text:style-name="P21">Aplicación? Ebullición en una placa?</text:p>
        </text:list-item>
      </text:list>
      <text:p text:style-name="P8"/>
      <text:p text:style-name="P10">5. <text:s/>Transferencia de calor en flujo multifásico 3D</text:p>
      <text:p text:style-name="P10"/>
      <text:list xml:id="list132101344097888" text:continue-numbering="true" text:style-name="L5">
        <text:list-item>
          <text:p text:style-name="P21">Descripción del modelo 3D. Cuentas.</text:p>
        </text:list-item>
        <text:list-item>
          <text:p text:style-name="P21">Condiciones de contorno</text:p>
        </text:list-item>
        <text:list-item>
          <text:p text:style-name="P21">Validación</text:p>
        </text:list-item>
      </text:list>
      <text:p text:style-name="P8"/>
      <text:p text:style-name="P10">6. <text:s/>Aplicación del modelo 3D</text:p>
      <text:p text:style-name="P10"/>
      <text:list xml:id="list3604317504" text:style-name="L6">
        <text:list-item>
          <text:p text:style-name="P22">Resolución del problema de ebullición heterogénea para FC72</text:p>
        </text:list-item>
      </text:list>
      <text:p text:style-name="P8"/>
      <text:p text:style-name="P10">Apéndice A</text:p>
      <text:p text:style-name="P10"/>
      <text:list xml:id="list1166386432" text:style-name="L7">
        <text:list-item>
          <text:p text:style-name="P23">¿Algo del código?</text:p>
        </text:list-item>
      </text:list>
      <text:p text:style-name="P10"/>
      <text:p text:style-name="P10"/>
      <text:p text:style-name="P10"/>
      <text:p text:style-name="P12"><text:soft-page-break/>Capítulo 1</text:p>
      <text:list xml:id="list2355401238" text:style-name="L8">
        <text:list-item>
          <text:p text:style-name="P30">Motivación. Flujo con transferencia de calor y cambio de fase en industria, en particular la nuclear.</text:p>
        </text:list-item>
        <text:list-item>
          <text:p text:style-name="P24">Why lattice Boltzmann? (Krugger).</text:p>
        </text:list-item>
        <text:list-item>
          <text:p text:style-name="P30">Esquema de la Tesis.</text:p>
        </text:list-item>
      </text:list>
      <text:p text:style-name="P12"/>
      <text:p text:style-name="P12"/>
      <text:p text:style-name="P11">Capítulo 2</text:p>
      <text:list xml:id="list515651739" text:style-name="L9">
        <text:list-item>
          <text:p text:style-name="P25">Naturaleza cinética de LB (principalmente Krugger). <text:span text:style-name="T11">Representación de mecánica de fluidos.</text:span></text:p>
        </text:list-item>
        <text:list-item>
          <text:p text:style-name="P25">Ecuación de Boltzmann. <text:span text:style-name="T10">Distribución de equilibrio.</text:span></text:p>
        </text:list-item>
        <text:list-item>
          <text:p text:style-name="P25">Discretización del espacio de velocidades. <text:span text:style-name="T10">Polinomios de Hermite. Sets de velocidades.</text:span></text:p>
        </text:list-item>
        <text:list-item>
          <text:p text:style-name="P25">Discretización de espacio y tiempo.</text:p>
        </text:list-item>
        <text:list-item>
          <text:p text:style-name="P26"><text:span text:style-name="T10">Operadores de colisión: </text:span>SRT y MRT.</text:p>
        </text:list-item>
        <text:list-item>
          <text:p text:style-name="P27">Chapman-Enskog <text:span text:style-name="T12">SRT (mis cuentas)</text:span></text:p>
        </text:list-item>
        <text:list-item>
          <text:p text:style-name="P28">Condiciones de borde (solo generalidades, dejando el detalle para los capítulos multifásicos).</text:p>
        </text:list-item>
      </text:list>
      <text:p text:style-name="P29"/>
      <text:p text:style-name="P31">Capítulo 3</text:p>
      <text:list xml:id="list911040507" text:style-name="L10">
        <text:list-item>
          <text:p text:style-name="P32"><text:span text:style-name="T1">Breve introducción a la simulación de flujos multifásicos. Arranca con Huang, y rápida descripción de familias de Li. Pueden incluirse los esquemas de cada una detalladas en Guo. Ventajas y desventajas. Justificación de uso de pseudopotencial.</text:span></text:p>
        </text:list-item>
        <text:list-item>
          <text:p text:style-name="P33"><text:span text:style-name="T1">Descripción de la familia pseudopotencial. Li (Progress in Energy) y Chen (A critical review). </text:span></text:p>
        </text:list-item>
        <text:list-item>
          <text:p text:style-name="P33"><text:span text:style-name="T1">Inconsistencia termodinámica.</text:span></text:p>
        </text:list-item>
        <text:list-item>
          <text:p text:style-name="P32"><text:span text:style-name="T1">Modelo isotérmico de Li (2013)</text:span></text:p>
        </text:list-item>
        <text:list-item>
          <text:p text:style-name="P32"><text:span text:style-name="T4">Benchmark: </text:span><text:span text:style-name="T1">Estratificación de fluido VdW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72in" style:writing-mode="lr-tb"/>
      <style:text-properties style:use-window-font-color="true" style:font-name="Times New Roman" fo:font-size="12pt" fo:language="es" fo:country="A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in" loext:contextual-spacing="false" style:line-height-at-least="0.1665in" fo:text-indent="-0.5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equiel Fogliatto</meta:initial-creator>
    <meta:creation-date>2020-03-06T14:59:39.987682666</meta:creation-date>
    <dc:date>2020-08-18T13:08:04.481120835</dc:date>
    <dc:creator>Ezequiel Fogliatto</dc:creator>
    <meta:editing-duration>PT1H15M16S</meta:editing-duration>
    <meta:editing-cycles>15</meta:editing-cycles>
    <meta:generator>LibreOffice/6.1.5.2$Linux_X86_64 LibreOffice_project/10$Build-2</meta:generator>
    <meta:document-statistic meta:table-count="0" meta:image-count="0" meta:object-count="0" meta:page-count="2" meta:paragraph-count="47" meta:word-count="356" meta:character-count="2332" meta:non-whitespace-character-count="2054"/>
  </office:meta>
</office:document-meta>
</file>